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00000012505958DE2BD9AAFB7.png" manifest:media-type="image/png"/>
  <manifest:file-entry manifest:full-path="Pictures/100024E80000172B00001E55E0991E3985C46BC0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21 Cent" svg:font-family="'21 Cent'" style:font-pitch="variable"/>
    <style:font-face style:name="AvenirNext LT Pro ThinCn" svg:font-family="'AvenirNext LT Pro ThinCn'" style:font-adornments="Thin Condensed" style:font-pitch="variable"/>
    <style:font-face style:name="Lato Black" svg:font-family="'Lato Black'" style:font-adornments="Black" style:font-pitch="variable"/>
    <style:font-face style:name="YaleNew1" svg:font-family="YaleNew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196e7" officeooo:paragraph-rsid="002196e7"/>
    </style:style>
    <style:style style:name="P2" style:family="paragraph" style:parent-style-name="Text_20_body">
      <style:paragraph-properties fo:line-height="100%"/>
      <style:text-properties style:font-name="AvenirNext LT Pro ThinCn" officeooo:rsid="002196e7" officeooo:paragraph-rsid="002196e7"/>
    </style:style>
    <style:style style:name="P3" style:family="paragraph" style:parent-style-name="Text_20_body">
      <style:paragraph-properties>
        <style:tab-stops>
          <style:tab-stop style:position="0.5in" style:type="right"/>
        </style:tab-stops>
      </style:paragraph-properties>
      <style:text-properties fo:font-size="10pt" officeooo:rsid="00289e65" officeooo:paragraph-rsid="00289e65" style:font-size-asian="10pt" style:font-size-complex="10pt"/>
    </style:style>
    <style:style style:name="P4" style:family="paragraph" style:parent-style-name="Text_20_body">
      <loext:graphic-properties draw:fill="solid" draw:fill-color="#aea79f" draw:fill-image-width="0in" draw:fill-image-height="0in"/>
      <style:paragraph-properties fo:break-before="column" fo:background-color="#aea79f" style:shadow="none">
        <style:tab-stops/>
      </style:paragraph-properties>
      <style:text-properties officeooo:paragraph-rsid="0027939d"/>
    </style:style>
    <style:style style:name="P5" style:family="paragraph" style:parent-style-name="Heading_20_1">
      <style:text-properties officeooo:rsid="00289e65" officeooo:paragraph-rsid="00289e65"/>
    </style:style>
    <style:style style:name="P6" style:family="paragraph" style:parent-style-name="Footer">
      <style:paragraph-properties fo:text-align="start" style:justify-single-word="false"/>
      <style:text-properties officeooo:paragraph-rsid="00298133"/>
    </style:style>
    <style:style style:name="T1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" style:family="text">
      <style:text-properties style:font-name="Times New Roman" fo:font-size="12pt" fo:font-weight="normal" officeooo:rsid="00228437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fo:font-size="12pt" fo:font-weight="normal" officeooo:rsid="0027939d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font-name="AvenirNext LT Pro ThinCn"/>
    </style:style>
    <style:style style:name="T5" style:family="text">
      <style:text-properties style:font-name="AvenirNext LT Pro ThinCn" fo:font-weight="bold" officeooo:rsid="0027939d" style:font-weight-asian="bold" style:font-weight-complex="bold"/>
    </style:style>
    <style:style style:name="T6" style:family="text">
      <style:text-properties style:font-name="AvenirNext LT Pro ThinCn" officeooo:rsid="0027939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YaleNew1" fo:font-size="9pt" style:font-size-asian="9pt" style:font-size-complex="9pt"/>
    </style:style>
    <style:style style:name="T9" style:family="text">
      <style:text-properties style:font-name="YaleNew1" fo:font-size="7pt" officeooo:rsid="00298133" style:font-size-asian="7pt" style:font-size-complex="7pt"/>
    </style:style>
    <style:style style:name="T10" style:family="text">
      <style:text-properties fo:color="#eeeeee" style:font-name="YaleNew1" fo:font-size="7pt" officeooo:rsid="00298133" style:font-size-asian="7pt" style:font-size-complex="7pt"/>
    </style:style>
    <style:style style:name="T11" style:family="text">
      <style:text-properties fo:color="#dddddd" style:font-name="YaleNew1" fo:font-size="7pt" officeooo:rsid="00298133" style:font-size-asian="7pt" style:font-size-complex="7pt"/>
    </style:style>
    <style:style style:name="T12" style:family="text">
      <style:text-properties fo:color="#b2b2b2" style:font-name="YaleNew1" fo:font-size="7pt" officeooo:rsid="00298133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6" fo:column-gap="0.0598in">
          <style:column-sep style:width="0.0035in" style:color="#000000" style:height="100%" style:style="solid"/>
          <style:column style:rel-width="10922*" fo:start-indent="0in" fo:end-indent="0.0299in"/>
          <style:column style:rel-width="10922*" fo:start-indent="0.0299in" fo:end-indent="0.0299in"/>
          <style:column style:rel-width="10922*" fo:start-indent="0.0299in" fo:end-indent="0.0299in"/>
          <style:column style:rel-width="10922*" fo:start-indent="0.0299in" fo:end-indent="0.0299in"/>
          <style:column style:rel-width="10922*" fo:start-indent="0.0299in" fo:end-indent="0.0299in"/>
          <style:column style:rel-width="10925*" fo:start-indent="0.0299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5" text:outline-level="1">List of French loan-words in Persian</text:h>
        <text:p text:style-name="P3">Maxime Hardy,<text:line-break/>20 mars 2018<text:line-break/><text:tab/><draw:frame draw:style-name="fr1" draw:name="Image1" text:anchor-type="as-char" svg:width="0.1528in" svg:height="0.2in" draw:z-index="0"><draw:image xlink:href="Pictures/100024E80000172B00001E55E0991E3985C46BC0.svg" xlink:type="simple" xlink:show="embed" xlink:actuate="onLoad"/><draw:image xlink:href="Pictures/10000201000000E00000012505958DE2BD9AAFB7.png" xlink:type="simple" xlink:show="embed" xlink:actuate="onLoad"/></draw:frame></text:p>
        <text:p text:style-name="P4"><text:span text:style-name="T6">Mot français </text:span><text:span text:style-name="T4"><text:s/></text:span><text:span text:style-name="T3">واژه فارسی</text:span><text:span text:style-name="T2"> </text:span><text:span text:style-name="T5">vāže-ye fārsi </text:span><text:span text:style-name="T8">Meaning and usage</text:span></text:p>
        <text:p text:style-name="P2">abat-jour <text:span text:style-name="T1">آباژور </text:span><text:span text:style-name="T7">ābāžor </text:span><text:span text:style-name="T8">floor lamp, lampshade</text:span></text:p>
        <text:p text:style-name="P2">abcès <text:span text:style-name="T1">آبسه </text:span><text:span text:style-name="T7">ābse </text:span><text:span text:style-name="T8">abscess</text:span></text:p>
        <text:p text:style-name="P2">abonnement <text:span text:style-name="T1">آبونمان </text:span><text:span text:style-name="T7">ābonmān </text:span><text:span text:style-name="T8">subscription</text:span></text:p>
        <text:p text:style-name="P2">abstrait <text:span text:style-name="T1">آبستره </text:span><text:span text:style-name="T7">ābstre </text:span><text:span text:style-name="T8">abstract</text:span></text:p>
        <text:p text:style-name="P2">acétone <text:span text:style-name="T1">استن </text:span><text:span text:style-name="T7">aseton </text:span><text:span text:style-name="T8">acetone</text:span></text:p>
        <text:p text:style-name="P2">acide <text:span text:style-name="T1">اسید </text:span><text:span text:style-name="T7">asid </text:span><text:span text:style-name="T8">acid</text:span></text:p>
        <text:p text:style-name="P2">accolade <text:span text:style-name="T1">آکولاد </text:span><text:span text:style-name="T7">ākolād </text:span><text:span text:style-name="T8">brace, curly brackets</text:span></text:p>
        <text:p text:style-name="P2">acteur <text:span text:style-name="T1">آکتور </text:span><text:span text:style-name="T7">aktor </text:span><text:span text:style-name="T8">actor</text:span></text:p>
        <text:p text:style-name="P2">adjudant <text:span text:style-name="T1">آجودان </text:span><text:span text:style-name="T7">ājudān </text:span><text:span text:style-name="T8">warrant officer</text:span></text:p>
        <text:p text:style-name="P2">agence <text:span text:style-name="T1">آژانس </text:span><text:span text:style-name="T7">āžāns </text:span><text:span text:style-name="T8">agency</text:span></text:p>
        <text:p text:style-name="P2">agent <text:span text:style-name="T1">آژان </text:span><text:span text:style-name="T7">āžān </text:span><text:span text:style-name="T8">agent</text:span></text:p>
        <text:p text:style-name="P2">album <text:span text:style-name="T1">آلبوم </text:span><text:span text:style-name="T7">ālbom </text:span><text:span text:style-name="T8">album</text:span></text:p>
        <text:p text:style-name="P2">Allemagne <text:span text:style-name="T1">آلمان </text:span><text:span text:style-name="T7">Ālmān </text:span><text:span text:style-name="T8">Germany</text:span></text:p>
        <text:p text:style-name="P2">allergie <text:span text:style-name="T1">آلرژی </text:span><text:span text:style-name="T7">ālerži </text:span><text:span text:style-name="T8">allergy</text:span></text:p>
        <text:p text:style-name="P2">alliage <text:span text:style-name="T1">آلیاژ </text:span><text:span text:style-name="T7">āliāž </text:span><text:span text:style-name="T8">alloy</text:span></text:p>
        <text:p text:style-name="P2">ambulance <text:span text:style-name="T1">آمبولانس </text:span><text:span text:style-name="T7">āmbulāns </text:span><text:span text:style-name="T8">ambulance</text:span></text:p>
        <text:p text:style-name="P2">ampère <text:span text:style-name="T1">آمپر </text:span><text:span text:style-name="T7">āmper </text:span><text:span text:style-name="T8">unit of electric current</text:span></text:p>
        <text:p text:style-name="P2">amphithéâtre <text:span text:style-name="T1">آمفی تئاتر </text:span><text:span text:style-name="T7">āmfi teātr </text:span><text:span text:style-name="T8">amphitheatre</text:span></text:p>
        <text:p text:style-name="P2">ampoule <text:span text:style-name="T1">آمپول </text:span><text:span text:style-name="T7">āmpul </text:span><text:span text:style-name="T8">sealed glass vial containing injection solution</text:span></text:p>
        <text:p text:style-name="P2">ananas <text:span text:style-name="T1">آناناس </text:span><text:span text:style-name="T7">ānānās </text:span><text:span text:style-name="T8">pineapple</text:span></text:p>
        <text:p text:style-name="P2">antenne <text:span text:style-name="T1">آنتن </text:span><text:span text:style-name="T7">ānten </text:span><text:span text:style-name="T8">antenna</text:span></text:p>
        <text:p text:style-name="P2">août <text:span text:style-name="T1">اوت </text:span><text:span text:style-name="T7">Ut </text:span><text:span text:style-name="T8">August</text:span></text:p>
        <text:p text:style-name="P2">aphte <text:span text:style-name="T1">آفت </text:span><text:span text:style-name="T7">āft </text:span><text:span text:style-name="T8">mouth ulcer</text:span></text:p>
        <text:p text:style-name="P2">appliqué <text:span text:style-name="T1">اپلیکه </text:span><text:span text:style-name="T7">aplike </text:span><text:span text:style-name="T8">applique</text:span></text:p>
        <text:p text:style-name="P2">archive <text:span text:style-name="T1">آرشیو </text:span><text:span text:style-name="T7">āršiv </text:span><text:span text:style-name="T8">archive</text:span></text:p>
        <text:p text:style-name="P2">artiste <text:span text:style-name="T1">آرتیست </text:span><text:span text:style-name="T7">ārtist </text:span><text:span text:style-name="T8">artist</text:span></text:p>
        <text:p text:style-name="P2">ascenseur <text:span text:style-name="T1">آسانسور </text:span><text:span text:style-name="T7">āsānsor </text:span><text:span text:style-name="T8">elevator</text:span></text:p>
        <text:p text:style-name="P2">asphalte <text:span text:style-name="T1">آسفالت </text:span><text:span text:style-name="T7">āsfālt </text:span><text:span text:style-name="T8">asphalt</text:span></text:p>
        <text:p text:style-name="P2">atout <text:span text:style-name="T1">آتو </text:span><text:span text:style-name="T7">ātu </text:span><text:span text:style-name="T8">trump card</text:span></text:p>
        <text:p text:style-name="P2">autobus <text:span text:style-name="T1">اتوبوس </text:span><text:span text:style-name="T7">otobus </text:span><text:span text:style-name="T8">bus</text:span></text:p>
        <text:p text:style-name="P2">automobile <text:span text:style-name="T1">اتومبیل </text:span><text:span text:style-name="T7">otomobil </text:span><text:span text:style-name="T8">car</text:span></text:p>
        <text:p text:style-name="P2">autorité <text:span text:style-name="T1">اتوریته </text:span><text:span text:style-name="T7">otorite </text:span><text:span text:style-name="T8">authority</text:span></text:p>
        <text:p text:style-name="P2">Autriche <text:span text:style-name="T1">اتریش </text:span><text:span text:style-name="T7">Otriš </text:span><text:span text:style-name="T8">Austria</text:span></text:p>
        <text:p text:style-name="P2">avance <text:span text:style-name="T1">آوانس </text:span><text:span text:style-name="T7">āvāns </text:span><text:span text:style-name="T8">advantage</text:span></text:p>
        <text:p text:style-name="P2">avantage <text:span text:style-name="T1">آوانتاژ </text:span><text:span text:style-name="T7">āvāntāž </text:span><text:span text:style-name="T8">advantage</text:span></text:p>
        <text:p text:style-name="P2">avril <text:span text:style-name="T1">آوريل </text:span><text:span text:style-name="T7">Āvril </text:span><text:span text:style-name="T8">April</text:span></text:p>
        <text:p text:style-name="P2">azalée <text:span text:style-name="T1">آزاله </text:span><text:span text:style-name="T7">āzālé </text:span><text:span text:style-name="T8">azalea</text:span></text:p>
        <text:p text:style-name="P2">bactérie <text:span text:style-name="T1">باكترى </text:span><text:span text:style-name="T7">bākteri </text:span><text:span text:style-name="T8">bacteria</text:span></text:p>
        <text:p text:style-name="P2">baguette <text:span text:style-name="T1">باگت </text:span><text:span text:style-name="T7">bāget </text:span><text:span text:style-name="T8">baguette</text:span></text:p>
        <text:p text:style-name="P2">bal masqué <text:span text:style-name="T1">بالماسکه </text:span><text:span text:style-name="T7">bāl māske </text:span><text:span text:style-name="T8">masquerade ball</text:span></text:p>
        <text:p text:style-name="P2">balcon <text:span text:style-name="T1">بالکن </text:span><text:span text:style-name="T7">bālkon </text:span><text:span text:style-name="T8">balcony</text:span></text:p>
        <text:p text:style-name="P2">ballet <text:span text:style-name="T1">باله </text:span><text:span text:style-name="T7">bāle </text:span><text:span text:style-name="T8">ballet</text:span></text:p>
        <text:p text:style-name="P2">bandage <text:span text:style-name="T1">بانداژ </text:span><text:span text:style-name="T7">bāndāž </text:span><text:span text:style-name="T8">bandage</text:span></text:p>
        <text:p text:style-name="P2">banque <text:span text:style-name="T1">بانک </text:span><text:span text:style-name="T7">bānk </text:span><text:span text:style-name="T8">bank</text:span></text:p>
        <text:p text:style-name="P2">base <text:span text:style-name="T1">باز </text:span><text:span text:style-name="T7">bāz </text:span><text:span text:style-name="T8">base (chemistry)</text:span></text:p>
        <text:p text:style-name="P2">bassin <text:span text:style-name="T1">باسن </text:span><text:span text:style-name="T7">bāsan </text:span><text:span text:style-name="T8">pelvis</text:span></text:p>
        <text:p text:style-name="P2">bâton <text:span text:style-name="T1">باتوم </text:span><text:span text:style-name="T7">bātum </text:span><text:span text:style-name="T8">stick</text:span></text:p>
        <text:p text:style-name="P2">batterie <text:span text:style-name="T1">باتری </text:span><text:span text:style-name="T7">bātri </text:span><text:span text:style-name="T8">battery</text:span></text:p>
        <text:p text:style-name="P2">bémol <text:span text:style-name="T1">بمل </text:span><text:span text:style-name="T7">bemol </text:span><text:span text:style-name="T8">flat (music)</text:span></text:p>
        <text:p text:style-name="P2">benzine <text:span text:style-name="T1">بنزین </text:span><text:span text:style-name="T7">benzin </text:span><text:span text:style-name="T8">gasoline</text:span></text:p>
        <text:p text:style-name="P2">béton armé <text:span text:style-name="T1">بتون آرمه </text:span><text:span text:style-name="T7">beton ārme </text:span><text:span text:style-name="T8">reinforced concrete</text:span></text:p>
        <text:p text:style-name="P2">bifteck <text:span text:style-name="T1">بیفتک </text:span><text:span text:style-name="T7">biftek </text:span><text:span text:style-name="T8">steak</text:span></text:p>
        <text:p text:style-name="P2">bigoudi <text:span text:style-name="T1">بیگودی </text:span><text:span text:style-name="T7">bigudi </text:span><text:span text:style-name="T8">hair curler</text:span></text:p>
        <text:p text:style-name="P2">billet <text:span text:style-name="T1">بلیط </text:span><text:span text:style-name="T7">belit </text:span><text:span text:style-name="T8">ticket</text:span></text:p>
        <text:p text:style-name="P2">biscuit <text:span text:style-name="T1">بیسکویت </text:span><text:span text:style-name="T7">biskuit </text:span><text:span text:style-name="T8">biscuit</text:span></text:p>
        <text:p text:style-name="P2">blouse <text:span text:style-name="T1">بلوز </text:span><text:span text:style-name="T7">boluz </text:span><text:span text:style-name="T8">shirt</text:span></text:p>
        <text:p text:style-name="P2">bombe <text:span text:style-name="T1">بمب </text:span><text:span text:style-name="T7">bomb </text:span><text:span text:style-name="T8">bomb</text:span></text:p>
        <text:p text:style-name="P2">boulevard <text:span text:style-name="T1">بلوار </text:span><text:span text:style-name="T7">bolvār </text:span><text:span text:style-name="T8">boulevard</text:span></text:p>
        <text:p text:style-name="P2">bourse <text:span text:style-name="T1">بورس </text:span><text:span text:style-name="T7">burs </text:span><text:span text:style-name="T8">grant</text:span></text:p>
        <text:p text:style-name="P2">bottine <text:span text:style-name="T1">پوتین‌ </text:span><text:span text:style-name="T7">putin </text:span><text:span text:style-name="T8">boot</text:span></text:p>
        <text:p text:style-name="P2">boxeur <text:span text:style-name="T1">بوکسور </text:span><text:span text:style-name="T7">boksor </text:span><text:span text:style-name="T8">boxer</text:span></text:p>
        <text:p text:style-name="P2">boycott <text:span text:style-name="T1">بایکوت </text:span><text:span text:style-name="T7">bāikot </text:span><text:span text:style-name="T8">boycott</text:span></text:p>
        <text:p text:style-name="P2">brancard <text:span text:style-name="T1">‌برانکارد </text:span><text:span text:style-name="T7">brānkārd </text:span><text:span text:style-name="T8">stretcher</text:span></text:p>
        <text:p text:style-name="P2">brochure <text:span text:style-name="T1">بروشور </text:span><text:span text:style-name="T7">brošur </text:span><text:span text:style-name="T8">brochure, leaflet</text:span></text:p>
        <text:p text:style-name="P2">bronzé <text:span text:style-name="T1">برنزه </text:span><text:span text:style-name="T7">bronze </text:span><text:span text:style-name="T8">tanned</text:span></text:p>
        <text:p text:style-name="P2">brosse <text:span text:style-name="T1">برس </text:span><text:span text:style-name="T7">bros </text:span><text:span text:style-name="T8">brush</text:span></text:p>
        <text:p text:style-name="P2">budget <text:span text:style-name="T1">بودجه‌ </text:span><text:span text:style-name="T7">budje </text:span><text:span text:style-name="T8">budget</text:span></text:p>
        <text:p text:style-name="P2">buffet <text:span text:style-name="T1">بوفه </text:span><text:span text:style-name="T7">bufe </text:span><text:span text:style-name="T8">buffet</text:span></text:p>
        <text:p text:style-name="P2">bulletin <text:span text:style-name="T1">بولتن </text:span><text:span text:style-name="T7">bultan </text:span><text:span text:style-name="T8">news bulletin</text:span></text:p>
        <text:p text:style-name="P2">bureaucratie <text:span text:style-name="T1">بوروکراسی </text:span><text:span text:style-name="T7">burokrāsi </text:span><text:span text:style-name="T8">bureaucracy</text:span></text:p>
        <text:p text:style-name="P2">câble <text:span text:style-name="T1">کابل </text:span><text:span text:style-name="T7">kābl </text:span><text:span text:style-name="T8">cable</text:span></text:p>
        <text:p text:style-name="P2">cabaret <text:span text:style-name="T1">‌کاباره‌ </text:span><text:span text:style-name="T7">kābāre </text:span><text:span text:style-name="T8">cabaret</text:span></text:p>
        <text:p text:style-name="P2">cabinet <text:span text:style-name="T1">کابینه </text:span><text:span text:style-name="T7">kābine </text:span><text:span text:style-name="T8">cabinet (politics)</text:span></text:p>
        <text:p text:style-name="P2">cacao <text:span text:style-name="T1">کاکائو </text:span><text:span text:style-name="T7">kākāu </text:span><text:span text:style-name="T8">cocoa</text:span></text:p>
        <text:p text:style-name="P2">cadeau <text:span text:style-name="T1">کادو </text:span><text:span text:style-name="T7">kādo </text:span><text:span text:style-name="T8">gift</text:span></text:p>
        <text:p text:style-name="P2">cadre <text:span text:style-name="T1">کادر </text:span><text:span text:style-name="T7">kādr </text:span><text:span text:style-name="T8">staff</text:span></text:p>
        <text:p text:style-name="P2">café <text:span text:style-name="T1">کافه </text:span><text:span text:style-name="T7">kāfe </text:span><text:span text:style-name="T8">coffeeshop</text:span></text:p>
        <text:p text:style-name="P2">camion <text:span text:style-name="T1">کامیون </text:span><text:span text:style-name="T7">kāmion </text:span><text:span text:style-name="T8">truck</text:span></text:p>
        <text:p text:style-name="P2">canal <text:span text:style-name="T1">کانال </text:span><text:span text:style-name="T7">kānāl </text:span><text:span text:style-name="T8">canal, channel</text:span></text:p>
        <text:p text:style-name="P2">canapé <text:span text:style-name="T1">کاناپه </text:span><text:span text:style-name="T7">kānāpe </text:span><text:span text:style-name="T8">sofa</text:span></text:p>
        <text:p text:style-name="P2">candidat <text:span text:style-name="T1">کاندیدا </text:span><text:span text:style-name="T7">kāndidā </text:span><text:span text:style-name="T8">candidate</text:span></text:p>
        <text:p text:style-name="P2">caoutchouc <text:span text:style-name="T1">کائوچو </text:span><text:span text:style-name="T7">kāuču </text:span><text:span text:style-name="T8">rubber</text:span></text:p>
        <text:p text:style-name="P2">capot / capote <text:span text:style-name="T1">کاپوت </text:span><text:span text:style-name="T7">kāput </text:span><text:span text:style-name="T8">car hood/bonnet (also refers to condom in both languages)</text:span></text:p>
        <text:p text:style-name="P2">capsule <text:span text:style-name="T1">کپسول </text:span><text:span text:style-name="T7">kapsul </text:span><text:span text:style-name="T8">capsule</text:span></text:p>
        <text:p text:style-name="P2">carbonate <text:span text:style-name="T1">کربنات </text:span><text:span text:style-name="T7">karbonāt </text:span><text:span text:style-name="T8">carbonate</text:span></text:p>
        <text:p text:style-name="P2">carte <text:span text:style-name="T1">کارت‌ </text:span><text:span text:style-name="T7">kārt </text:span><text:span text:style-name="T8">card</text:span></text:p>
        <text:p text:style-name="P2">carte postale <text:span text:style-name="T1">کارت‌ پستال </text:span><text:span text:style-name="T7">kārt postāl </text:span><text:span text:style-name="T8">post card</text:span></text:p>
        <text:p text:style-name="P2">carton <text:span text:style-name="T1">کارتن </text:span><text:span text:style-name="T7">kārton </text:span><text:span text:style-name="T8">carton</text:span></text:p>
        <text:p text:style-name="P2">casino <text:span text:style-name="T1">کازينو </text:span><text:span text:style-name="T7">kāzino </text:span><text:span text:style-name="T8">casino</text:span></text:p>
        <text:p text:style-name="P2">casque <text:span text:style-name="T1">کاسک </text:span><text:span text:style-name="T7">kāsk </text:span><text:span text:style-name="T8">helmet</text:span></text:p>
        <text:p text:style-name="P2"><text:soft-page-break/>casquette <text:span text:style-name="T1">کاسکت </text:span><text:span text:style-name="T7">kāsket </text:span><text:span text:style-name="T8">cap</text:span></text:p>
        <text:p text:style-name="P2">catalogue <text:span text:style-name="T1">کاتالوگ </text:span><text:span text:style-name="T7">kātālog </text:span><text:span text:style-name="T8">catalogue</text:span></text:p>
        <text:p text:style-name="P2">cellule <text:span text:style-name="T1">سلول </text:span><text:span text:style-name="T7">sellul </text:span><text:span text:style-name="T8">cell</text:span></text:p>
        <text:p text:style-name="P2">champagne <text:span text:style-name="T1">شامپانى </text:span><text:span text:style-name="T7">šāmpāyn </text:span><text:span text:style-name="T8">champagne</text:span></text:p>
        <text:p text:style-name="P2">chantage <text:span text:style-name="T1">شانتاژ </text:span><text:span text:style-name="T7">šāntāž </text:span><text:span text:style-name="T8">blackmail</text:span></text:p>
        <text:p text:style-name="P2">chapeau <text:span text:style-name="T1">شاپو </text:span><text:span text:style-name="T7">šāpo </text:span><text:span text:style-name="T8">hat</text:span></text:p>
        <text:p text:style-name="P2">charlatan <text:span text:style-name="T1">شارلاتان </text:span><text:span text:style-name="T7">šārlātān </text:span><text:span text:style-name="T8">charlatan</text:span></text:p>
        <text:p text:style-name="P2">châssis <text:span text:style-name="T1">شاسی </text:span><text:span text:style-name="T7">šāssi </text:span><text:span text:style-name="T8">chassis</text:span></text:p>
        <text:p text:style-name="P2">chauffage <text:span text:style-name="T1">شوفاژ </text:span><text:span text:style-name="T7">šofāž </text:span><text:span text:style-name="T8">heater</text:span></text:p>
        <text:p text:style-name="P2">chauffeur <text:span text:style-name="T1">شوفر </text:span><text:span text:style-name="T7">šofer </text:span><text:span text:style-name="T8">driver</text:span></text:p>
        <text:p text:style-name="P2">cheminée <text:span text:style-name="T1">شومینه </text:span><text:span text:style-name="T7">šomine </text:span><text:span text:style-name="T8">fireplace</text:span></text:p>
        <text:p text:style-name="P2">chemise <text:span text:style-name="T1">شومیز </text:span><text:span text:style-name="T7">šomiz </text:span><text:span text:style-name="T8">shirt (women)</text:span></text:p>
        <text:p text:style-name="P2">chevalier <text:span text:style-name="T1">شوالیه </text:span><text:span text:style-name="T7">šovālie </text:span><text:span text:style-name="T8">knight</text:span></text:p>
        <text:p text:style-name="P2">chic <text:span text:style-name="T1">شیک </text:span><text:span text:style-name="T7">šik </text:span><text:span text:style-name="T8">chic</text:span></text:p>
        <text:p text:style-name="P2">chiffon <text:span text:style-name="T1">شیفن </text:span><text:span text:style-name="T7">šifon </text:span><text:span text:style-name="T8">chiffon</text:span></text:p>
        <text:p text:style-name="P2">chignon <text:span text:style-name="T1">شینیون </text:span><text:span text:style-name="T7">šinion </text:span><text:span text:style-name="T8">bun</text:span></text:p>
        <text:p text:style-name="P2">chimie <text:span text:style-name="T1">شیمی‌ </text:span><text:span text:style-name="T7">šimi </text:span><text:span text:style-name="T8">chemistry</text:span></text:p>
        <text:p text:style-name="P2">chocolat <text:span text:style-name="T1">شکلات </text:span><text:span text:style-name="T7">šokolāt </text:span><text:span text:style-name="T8">chocolate</text:span></text:p>
        <text:p text:style-name="P2">cigare <text:span text:style-name="T1">سیگار </text:span><text:span text:style-name="T7">sigār </text:span><text:span text:style-name="T8">cigarette</text:span></text:p>
        <text:p text:style-name="P2">ciment <text:span text:style-name="T1">سیمان </text:span><text:span text:style-name="T7">simān </text:span><text:span text:style-name="T8">cement</text:span></text:p>
        <text:p text:style-name="P2">cinéma <text:span text:style-name="T1">سینما </text:span><text:span text:style-name="T7">sinemā </text:span><text:span text:style-name="T8">cinema</text:span></text:p>
        <text:p text:style-name="P2">cirque <text:span text:style-name="T1">سیرک </text:span><text:span text:style-name="T7">sirk </text:span><text:span text:style-name="T8">circus</text:span></text:p>
        <text:p text:style-name="P2">classe <text:span text:style-name="T1">کلاس </text:span><text:span text:style-name="T7">klās / kelās </text:span><text:span text:style-name="T8">class</text:span></text:p>
        <text:p text:style-name="P2">classeur <text:span text:style-name="T1">کلاسور </text:span><text:span text:style-name="T7">klāsor / kelāsor </text:span><text:span text:style-name="T8">ring binder</text:span></text:p>
        <text:p text:style-name="P2">classique <text:span text:style-name="T1">کلاسیک </text:span><text:span text:style-name="T7">klāsik / kelāsik </text:span><text:span text:style-name="T8">classical</text:span></text:p>
        <text:p text:style-name="P2">cliché <text:span text:style-name="T1">کلیشه </text:span><text:span text:style-name="T7">kliše / keliše </text:span><text:span text:style-name="T8">cliché</text:span></text:p>
        <text:p text:style-name="P2">clinique <text:span text:style-name="T1">کلینیک </text:span><text:span text:style-name="T7">klinik / kelinik </text:span><text:span text:style-name="T8">clinic</text:span></text:p>
        <text:p text:style-name="P2">club <text:span text:style-name="T1">کلوپ </text:span><text:span text:style-name="T7">klup / kolup </text:span><text:span text:style-name="T8">club</text:span></text:p>
        <text:p text:style-name="P2">cognac <text:span text:style-name="T1">کنياک </text:span><text:span text:style-name="T7">konyāk </text:span><text:span text:style-name="T8">cognac (a type of French brandy)</text:span></text:p>
        <text:p text:style-name="P2">colis <text:span text:style-name="T1">کلی </text:span><text:span text:style-name="T7">koli </text:span><text:span text:style-name="T8">parcel</text:span></text:p>
        <text:p text:style-name="P2">collection <text:span text:style-name="T1">کلکسیون‌ </text:span><text:span text:style-name="T7">koleksion </text:span><text:span text:style-name="T8">collection</text:span></text:p>
        <text:p text:style-name="P2">comédie <text:span text:style-name="T1">کمدی </text:span><text:span text:style-name="T7">komedi </text:span><text:span text:style-name="T8">comedy</text:span></text:p>
        <text:p text:style-name="P2">comité <text:span text:style-name="T1">کمیته </text:span><text:span text:style-name="T7">komite </text:span><text:span text:style-name="T8">committee</text:span></text:p>
        <text:p text:style-name="P2">commando <text:span text:style-name="T1">کماندو </text:span><text:span text:style-name="T7">komāndo </text:span><text:span text:style-name="T8">commando</text:span></text:p>
        <text:p text:style-name="P2">commissaire <text:span text:style-name="T1">کمیسر </text:span><text:span text:style-name="T7">komiser </text:span><text:span text:style-name="T8">superintendent</text:span></text:p>
        <text:p text:style-name="P2">commission <text:span text:style-name="T1">کمیسیون </text:span><text:span text:style-name="T7">komision </text:span><text:span text:style-name="T8">commission</text:span></text:p>
        <text:p text:style-name="P2">commode <text:span text:style-name="T1">کمد </text:span><text:span text:style-name="T7">komod </text:span><text:span text:style-name="T8">chest of drawers</text:span></text:p>
        <text:p text:style-name="P2">compagnie <text:span text:style-name="T1">کمپانی </text:span><text:span text:style-name="T7">kompāni </text:span><text:span text:style-name="T8">company</text:span></text:p>
        <text:p text:style-name="P2">compote <text:span text:style-name="T1">کمپوت </text:span><text:span text:style-name="T7">komput </text:span><text:span text:style-name="T8">stewed fruit</text:span></text:p>
        <text:p text:style-name="P2">compresse <text:span text:style-name="T1">کمپرس </text:span><text:span text:style-name="T7">kompres / komperes </text:span><text:span text:style-name="T8">compress</text:span></text:p>
        <text:p text:style-name="P2">compteur <text:span text:style-name="T1">کنتر </text:span><text:span text:style-name="T7">kontor </text:span><text:span text:style-name="T8">(electric) meter</text:span></text:p>
        <text:p text:style-name="P2">concours <text:span text:style-name="T1">کنکور </text:span><text:span text:style-name="T7">konkur </text:span><text:span text:style-name="T8">entrance examination</text:span></text:p>
        <text:p text:style-name="P2">conférence <text:span text:style-name="T1">کنفرانس </text:span><text:span text:style-name="T7">konfrāns / konferāns </text:span><text:span text:style-name="T8">conference</text:span></text:p>
        <text:p text:style-name="P2">congrès <text:span text:style-name="T1">کنگره </text:span><text:span text:style-name="T7">kongre / kongere </text:span><text:span text:style-name="T8">congress</text:span></text:p>
        <text:p text:style-name="P2">conserve <text:span text:style-name="T1">کنسرو </text:span><text:span text:style-name="T7">konserv </text:span><text:span text:style-name="T8">canned food</text:span></text:p>
        <text:p text:style-name="P2">consul <text:span text:style-name="T1">کنسول </text:span><text:span text:style-name="T7">konsul </text:span><text:span text:style-name="T8">consul</text:span></text:p>
        <text:p text:style-name="P2">contrat <text:span text:style-name="T1">کنترات </text:span><text:span text:style-name="T7">kontrāt </text:span><text:span text:style-name="T8">contract</text:span></text:p>
        <text:p text:style-name="P2">contrôle <text:span text:style-name="T1">کنترل </text:span><text:span text:style-name="T7">kontrol </text:span><text:span text:style-name="T8">control</text:span></text:p>
        <text:p text:style-name="P2">corset <text:span text:style-name="T1">کرست </text:span><text:span text:style-name="T7">korset </text:span><text:span text:style-name="T8">corset</text:span></text:p>
        <text:p text:style-name="P2">cosmétique <text:span text:style-name="T1">ماتیک </text:span><text:span text:style-name="T7">mātik </text:span><text:span text:style-name="T8">a contraction of the French word cosmétique, used to refer to lipstick in Persian.</text:span></text:p>
        <text:p text:style-name="P2">côtelette <text:span text:style-name="T1">کتلت </text:span><text:span text:style-name="T7">kotlet </text:span><text:span text:style-name="T8">cutlet</text:span></text:p>
        <text:p text:style-name="P2">coupé <text:span text:style-name="T1">کوپه </text:span><text:span text:style-name="T7">kupe </text:span><text:span text:style-name="T8">coupé</text:span></text:p>
        <text:p text:style-name="P2">coupon <text:span text:style-name="T1">کوپن </text:span><text:span text:style-name="T7">kopon </text:span><text:span text:style-name="T8">coupon</text:span></text:p>
        <text:p text:style-name="P2">courant d'air <text:span text:style-name="T1">کوران </text:span><text:span text:style-name="T7">kurān </text:span><text:span text:style-name="T8">air draft</text:span></text:p>
        <text:p text:style-name="P2">course <text:span text:style-name="T1">کورس </text:span><text:span text:style-name="T7">kurs </text:span><text:span text:style-name="T8">race</text:span></text:p>
        <text:p text:style-name="P2">cravate <text:span text:style-name="T1">کراوات </text:span><text:span text:style-name="T7">kerāvāt </text:span><text:span text:style-name="T8">tie</text:span></text:p>
        <text:p text:style-name="P2">crème <text:span text:style-name="T1">کرم </text:span><text:span text:style-name="T7">krem </text:span><text:span text:style-name="T8">cream</text:span></text:p>
        <text:p text:style-name="P2">Crêpe de Chine <text:span text:style-name="T1">کرپ دوشین </text:span><text:span text:style-name="T7">krep do šin </text:span><text:span text:style-name="T8">crepe de chine</text:span></text:p>
        <text:p text:style-name="P2">crochet <text:span text:style-name="T1">کروشه </text:span><text:span text:style-name="T7">kroše </text:span><text:span text:style-name="T8">bracket</text:span></text:p>
        <text:p text:style-name="P2">cuir verni <text:span text:style-name="T1">ورنی </text:span><text:span text:style-name="T7">verni </text:span><text:span text:style-name="T8">patent leather</text:span></text:p>
        <text:p text:style-name="P2">curetage <text:span text:style-name="T1">کورتاژ </text:span><text:span text:style-name="T7">kurtāž </text:span><text:span text:style-name="T8">curettage (refers to abortion in Persian)</text:span></text:p>
        <text:p text:style-name="P2">cylindre <text:span text:style-name="T1">سیلندر </text:span><text:span text:style-name="T7">silandr </text:span><text:span text:style-name="T8">cylinder</text:span></text:p>
        <text:p text:style-name="P2">décembre <text:span text:style-name="T1">دسامبر </text:span><text:span text:style-name="T7">desāmbr </text:span><text:span text:style-name="T8">December</text:span></text:p>
        <text:p text:style-name="P2">déclamer <text:span text:style-name="T1">دکلمه </text:span><text:span text:style-name="T7">deklame </text:span><text:span text:style-name="T8">to recite</text:span></text:p>
        <text:p text:style-name="P2">décolleté <text:span text:style-name="T1">دکلته </text:span><text:span text:style-name="T7">dekolte </text:span><text:span text:style-name="T8">low-cut</text:span></text:p>
        <text:p text:style-name="P2">décor <text:span text:style-name="T1">دکور </text:span><text:span text:style-name="T7">dekor </text:span><text:span text:style-name="T8">decor</text:span></text:p>
        <text:p text:style-name="P2">décoration <text:span text:style-name="T1">دکوراسيون </text:span><text:span text:style-name="T7">dekorāsion </text:span><text:span text:style-name="T8">decoration</text:span></text:p>
        <text:p text:style-name="P2">démodé <text:span text:style-name="T1">دمده </text:span><text:span text:style-name="T7">demode </text:span><text:span text:style-name="T8">out of style</text:span></text:p>
        <text:p text:style-name="P2">dentelle <text:span text:style-name="T1">دانتل </text:span><text:span text:style-name="T7">dāntel </text:span><text:span text:style-name="T8">lace</text:span></text:p>
        <text:p text:style-name="P2">dépôt <text:span text:style-name="T1">دپو </text:span><text:span text:style-name="T7">depo </text:span><text:span text:style-name="T8">deposit</text:span></text:p>
        <text:p text:style-name="P2">dessert <text:span text:style-name="T1">دسر </text:span><text:span text:style-name="T7">deser </text:span><text:span text:style-name="T8">dessert</text:span></text:p>
        <text:p text:style-name="P2">diapason <text:span text:style-name="T1">دیاپازن </text:span><text:span text:style-name="T7">diāpāzon </text:span><text:span text:style-name="T8">tuning fork</text:span></text:p>
        <text:p text:style-name="P2">dictateur <text:span text:style-name="T1">دیکتاتور </text:span><text:span text:style-name="T7">diktātor </text:span><text:span text:style-name="T8">dictator</text:span></text:p>
        <text:p text:style-name="P2">dictée <text:span text:style-name="T1">دیکته </text:span><text:span text:style-name="T7">dikte </text:span><text:span text:style-name="T8">dictation</text:span></text:p>
        <text:p text:style-name="P2">diligence <text:span text:style-name="T1">دلیجان </text:span><text:span text:style-name="T7">delijān </text:span><text:span text:style-name="T8">stage coach</text:span></text:p>
        <text:p text:style-name="P2">diplome <text:span text:style-name="T1">دیپلم </text:span><text:span text:style-name="T7">diplom </text:span><text:span text:style-name="T8">diploma</text:span></text:p>
        <text:p text:style-name="P2">discipline <text:span text:style-name="T1">دیسیپلین </text:span><text:span text:style-name="T7">disiplin </text:span><text:span text:style-name="T8">discipline</text:span></text:p>
        <text:p text:style-name="P2">disque <text:span text:style-name="T1">دیسک </text:span><text:span text:style-name="T7">disk </text:span><text:span text:style-name="T8">disk</text:span></text:p>
        <text:p text:style-name="P2">disquette <text:span text:style-name="T1">دیسکت </text:span><text:span text:style-name="T7">disket </text:span><text:span text:style-name="T8">diskette</text:span></text:p>
        <text:p text:style-name="P2">docteur <text:span text:style-name="T1">دکتر </text:span><text:span text:style-name="T7">doktor </text:span><text:span text:style-name="T8">doctor</text:span></text:p>
        <text:p text:style-name="P2">dose <text:span text:style-name="T1">دز </text:span><text:span text:style-name="T7">doz </text:span><text:span text:style-name="T8">dose (concentration)</text:span></text:p>
        <text:p text:style-name="P2">douche <text:span text:style-name="T1">دوش </text:span><text:span text:style-name="T7">duš </text:span><text:span text:style-name="T8">shower</text:span></text:p>
        <text:p text:style-name="P2">doublé <text:span text:style-name="T1">دوبله </text:span><text:span text:style-name="T7">duble </text:span><text:span text:style-name="T8">dubbed</text:span></text:p>
        <text:p text:style-name="P2">douzaine <text:span text:style-name="T1">دوجین </text:span><text:span text:style-name="T7">dojin </text:span><text:span text:style-name="T8">dozen</text:span></text:p>
        <text:p text:style-name="P2">drame <text:span text:style-name="T1">درام </text:span><text:span text:style-name="T7">derām </text:span><text:span text:style-name="T8">drama</text:span></text:p>
        <text:p text:style-name="P2">dynamo <text:span text:style-name="T1">دینام </text:span><text:span text:style-name="T7">dinām </text:span><text:span text:style-name="T8">dynamo</text:span></text:p>
        <text:p text:style-name="P2">eau de Cologne <text:span text:style-name="T1">ادکلن </text:span><text:span text:style-name="T7">odkolon </text:span><text:span text:style-name="T8">cologne</text:span></text:p>
        <text:p text:style-name="P2">échantillon <text:span text:style-name="T1">اشانتیون </text:span><text:span text:style-name="T7">ešāntion </text:span><text:span text:style-name="T8">sample</text:span></text:p>
        <text:p text:style-name="P2">écharpe <text:span text:style-name="T1">اشارپ </text:span><text:span text:style-name="T7">ešārp </text:span><text:span text:style-name="T8">scarf</text:span></text:p>
        <text:p text:style-name="P2">échelle <text:span text:style-name="T1">اشل </text:span><text:span text:style-name="T7">ešel </text:span><text:span text:style-name="T8">scale</text:span></text:p>
        <text:p text:style-name="P2">économie <text:span text:style-name="T1">اکونومی </text:span><text:span text:style-name="T7">ekonomi </text:span><text:span text:style-name="T8">economy</text:span></text:p>
        <text:p text:style-name="P2">écran <text:span text:style-name="T1">اکران </text:span><text:span text:style-name="T7">ekrān </text:span><text:span text:style-name="T8">premiere (film)</text:span></text:p>
        <text:p text:style-name="P2">encadrer <text:span text:style-name="T1">آنکادر کردن </text:span><text:span text:style-name="T7">ānkādr kardan </text:span><text:span text:style-name="T8">to circle</text:span></text:p>
        <text:p text:style-name="P2">entracte <text:span text:style-name="T1">آنتراکت </text:span><text:span text:style-name="T7">āntrākt / ānterākt </text:span><text:span text:style-name="T8">intermission</text:span></text:p>
        <text:p text:style-name="P2">épaule <text:span text:style-name="T1">اپل </text:span><text:span text:style-name="T7">epol </text:span><text:span text:style-name="T8">shoulder</text:span></text:p>
        <text:p text:style-name="P2">épidémie <text:span text:style-name="T1">اپیدمی </text:span><text:span text:style-name="T7">epidemi </text:span><text:span text:style-name="T8">epidemic</text:span></text:p>
        <text:p text:style-name="P2">équipe <text:span text:style-name="T1">اکیپ </text:span><text:span text:style-name="T7">ekip </text:span><text:span text:style-name="T8">team, group</text:span></text:p>
        <text:p text:style-name="P2">(les) États-Unis <text:span text:style-name="T1">اتازونى </text:span><text:span text:style-name="T7">Etāzuni </text:span><text:span text:style-name="T8">United States of America</text:span></text:p>
        <text:p text:style-name="P2">étiquette <text:span text:style-name="T1">اتیکت </text:span><text:span text:style-name="T7">etiket </text:span><text:span text:style-name="T8">price sticker</text:span></text:p>
        <text:p text:style-name="P2">eucalyptus <text:span text:style-name="T1">اکالیپتوس </text:span><text:span text:style-name="T7">okāliptus </text:span><text:span text:style-name="T8">eucalyptus</text:span></text:p>
        <text:p text:style-name="P2">fabrique <text:span text:style-name="T1">فابریک </text:span><text:span text:style-name="T7">fābrik </text:span><text:span text:style-name="T8">authentic</text:span></text:p>
        <text:p text:style-name="P2">facture <text:span text:style-name="T1">فاکتور </text:span><text:span text:style-name="T7">fāktor </text:span><text:span text:style-name="T8">invoice</text:span></text:p>
        <text:p text:style-name="P2">famille <text:span text:style-name="T1">فامیل </text:span><text:span text:style-name="T7">fāmil </text:span><text:span text:style-name="T8">family</text:span></text:p>
        <text:p text:style-name="P2">fantaisie <text:span text:style-name="T1">فانتزی </text:span><text:span text:style-name="T7">fāntezi </text:span><text:span text:style-name="T8">fancy</text:span></text:p>
        <text:p text:style-name="P2">fauteuil <text:span text:style-name="T1">فوتوی </text:span><text:span text:style-name="T7">fotoy </text:span><text:span text:style-name="T8">armchair</text:span></text:p>
        <text:p text:style-name="P2">faux col <text:span text:style-name="T1">فکل </text:span><text:span text:style-name="T7">fokol </text:span><text:span text:style-name="T8">detachable collar</text:span></text:p>
        <text:p text:style-name="P2"><text:soft-page-break/>fer (à friser) <text:span text:style-name="T1">فر </text:span><text:span text:style-name="T7">fer </text:span><text:span text:style-name="T8">curling iron</text:span></text:p>
        <text:p text:style-name="P2">feutre <text:span text:style-name="T1">فوتر </text:span><text:span text:style-name="T7">fotr </text:span><text:span text:style-name="T8">felt</text:span></text:p>
        <text:p text:style-name="P2">février <text:span text:style-name="T1">فوريه </text:span><text:span text:style-name="T7">Fevrie </text:span><text:span text:style-name="T8">February</text:span></text:p>
        <text:p text:style-name="P2">fiche <text:span text:style-name="T1">فیش </text:span><text:span text:style-name="T7">fiš </text:span><text:span text:style-name="T8">slip, form</text:span></text:p>
        <text:p text:style-name="P2">film <text:span text:style-name="T1">فیلم </text:span><text:span text:style-name="T7">film </text:span><text:span text:style-name="T8">film</text:span></text:p>
        <text:p text:style-name="P2">flasque <text:span text:style-name="T1">فلاسک </text:span><text:span text:style-name="T7">flāsk / felāsk </text:span><text:span text:style-name="T8">thermos</text:span></text:p>
        <text:p text:style-name="P2">flûte <text:span text:style-name="T1">فلوت </text:span><text:span text:style-name="T7">flut / folut </text:span><text:span text:style-name="T8">flute</text:span></text:p>
        <text:p text:style-name="P2">forme <text:span text:style-name="T1">فرم </text:span><text:span text:style-name="T7">form </text:span><text:span text:style-name="T8">form</text:span></text:p>
        <text:p text:style-name="P2">formalité <text:span text:style-name="T1">فرمالیته </text:span><text:span text:style-name="T7">formālite </text:span><text:span text:style-name="T8">formality</text:span></text:p>
        <text:p text:style-name="P2">four <text:span text:style-name="T1">فور </text:span><text:span text:style-name="T7">fur </text:span><text:span text:style-name="T8">oven</text:span></text:p>
        <text:p text:style-name="P2">gabardine <text:span text:style-name="T1">گاباردین </text:span><text:span text:style-name="T7">gābārdin </text:span><text:span text:style-name="T8">gabardine</text:span></text:p>
        <text:p text:style-name="P2">gaffe <text:span text:style-name="T1">گاف </text:span><text:span text:style-name="T7">gāf </text:span><text:span text:style-name="T8">blunder</text:span></text:p>
        <text:p text:style-name="P2">galerie <text:span text:style-name="T1">گالرى </text:span><text:span text:style-name="T7">gāleri </text:span><text:span text:style-name="T8">gallery</text:span></text:p>
        <text:p text:style-name="P2">gamme <text:span text:style-name="T1">گام </text:span><text:span text:style-name="T7">gām </text:span><text:span text:style-name="T8">musical scale</text:span></text:p>
        <text:p text:style-name="P2">garage <text:span text:style-name="T1">گاراژ </text:span><text:span text:style-name="T7">gārāž </text:span><text:span text:style-name="T8">garage</text:span></text:p>
        <text:p text:style-name="P2">garantie <text:span text:style-name="T1">گارانتى </text:span><text:span text:style-name="T7">gārānti </text:span><text:span text:style-name="T8">warranty</text:span></text:p>
        <text:p text:style-name="P2">garçon <text:span text:style-name="T1">گارسون </text:span><text:span text:style-name="T7">gārson </text:span><text:span text:style-name="T8">waiter</text:span></text:p>
        <text:p text:style-name="P2">garde <text:span text:style-name="T1">گارد </text:span><text:span text:style-name="T7">gārd </text:span><text:span text:style-name="T8">guard</text:span></text:p>
        <text:p text:style-name="P2">gaz <text:span text:style-name="T1">گاز </text:span><text:span text:style-name="T7">gāz </text:span><text:span text:style-name="T8">gas</text:span></text:p>
        <text:p text:style-name="P2">gaze <text:span text:style-name="T1">گاز </text:span><text:span text:style-name="T7">gāz </text:span><text:span text:style-name="T8">gauze</text:span></text:p>
        <text:p text:style-name="P2">gelée <text:span text:style-name="T1">ژله </text:span><text:span text:style-name="T7">žele </text:span><text:span text:style-name="T8">jelly</text:span></text:p>
        <text:p text:style-name="P2">gendarme <text:span text:style-name="T1">ژاندارم </text:span><text:span text:style-name="T7">žāndārm </text:span><text:span text:style-name="T8">police</text:span></text:p>
        <text:p text:style-name="P2">gendarmerie <text:span text:style-name="T1">ژاندارمرى </text:span><text:span text:style-name="T7">žāndārmeri </text:span><text:span text:style-name="T8">gendarmerie</text:span></text:p>
        <text:p text:style-name="P2">gène <text:span text:style-name="T1">ژن </text:span><text:span text:style-name="T7">žen </text:span><text:span text:style-name="T8">gene</text:span></text:p>
        <text:p text:style-name="P2">genre <text:span text:style-name="T1">ژانر </text:span><text:span text:style-name="T7">žānr </text:span><text:span text:style-name="T8">genre</text:span></text:p>
        <text:p text:style-name="P2">georgette <text:span text:style-name="T1">ژرژت </text:span><text:span text:style-name="T7">žoržet </text:span><text:span text:style-name="T8">georgette fabric</text:span></text:p>
        <text:p text:style-name="P2">geste <text:span text:style-name="T1">ژست </text:span><text:span text:style-name="T7">žest </text:span><text:span text:style-name="T8">gesture</text:span></text:p>
        <text:p text:style-name="P2">gigot <text:span text:style-name="T1">ژیگو </text:span><text:span text:style-name="T7">žigo </text:span><text:span text:style-name="T8">leg of lamb</text:span></text:p>
        <text:p text:style-name="P2">gilet <text:span text:style-name="T1">ژیله </text:span><text:span text:style-name="T7">žile </text:span><text:span text:style-name="T8">vest</text:span></text:p>
        <text:p text:style-name="P2">goitre <text:span text:style-name="T1">گواتر </text:span><text:span text:style-name="T7">guātr </text:span><text:span text:style-name="T8">goitre</text:span></text:p>
        <text:p text:style-name="P2">gravure <text:span text:style-name="T1">گراور </text:span><text:span text:style-name="T7">grāvor </text:span><text:span text:style-name="T8">engraving</text:span></text:p>
        <text:p text:style-name="P2">grippe <text:span text:style-name="T1">گریپ </text:span><text:span text:style-name="T7">grip </text:span><text:span text:style-name="T8">influenza</text:span></text:p>
        <text:p text:style-name="P2">guichet <text:span text:style-name="T1">گیشه </text:span><text:span text:style-name="T7">giše </text:span><text:span text:style-name="T8">ticket window</text:span></text:p>
        <text:p text:style-name="P2">guillemet <text:span text:style-name="T1">گیومه </text:span><text:span text:style-name="T7">giume </text:span><text:span text:style-name="T8">guillemet</text:span></text:p>
        <text:p text:style-name="P2">haltère <text:span text:style-name="T1">هالتر </text:span><text:span text:style-name="T7">hālter </text:span><text:span text:style-name="T8">dumbbell</text:span></text:p>
        <text:p text:style-name="P2">idéal <text:span text:style-name="T1">ایده‌آل / ایدئال </text:span><text:span text:style-name="T7">ideāl </text:span><text:span text:style-name="T8">ideal</text:span></text:p>
        <text:p text:style-name="P2">idée <text:span text:style-name="T1">ایده </text:span><text:span text:style-name="T7">ide </text:span><text:span text:style-name="T8">opinion</text:span></text:p>
        <text:p text:style-name="P2">impérialisme <text:span text:style-name="T1">امپرياليسم </text:span><text:span text:style-name="T7">amperyālism </text:span><text:span text:style-name="T8">imperialism</text:span></text:p>
        <text:p text:style-name="P2">impérialiste <text:span text:style-name="T1">امپرياليست </text:span><text:span text:style-name="T7">amperyālist </text:span><text:span text:style-name="T8">imperialist</text:span></text:p>
        <text:p text:style-name="P2">infarctus <text:span text:style-name="T1">انفارکتوس </text:span><text:span text:style-name="T7">anfārktus </text:span><text:span text:style-name="T8">infarction</text:span></text:p>
        <text:p text:style-name="P2">jambon <text:span text:style-name="T1">ژامبون </text:span><text:span text:style-name="T7">žāmbon </text:span><text:span text:style-name="T8">ham</text:span></text:p>
        <text:p text:style-name="P2">janvier <text:span text:style-name="T1">ژانويه </text:span><text:span text:style-name="T7">Žānvie </text:span><text:span text:style-name="T8">January</text:span></text:p>
        <text:p text:style-name="P2">Japon <text:span text:style-name="T1">ژاپن </text:span><text:span text:style-name="T7">Žāpon </text:span><text:span text:style-name="T8">Japan</text:span></text:p>
        <text:p text:style-name="P2">jaquette <text:span text:style-name="T1">ژاکت </text:span><text:span text:style-name="T7">žāket / žākat </text:span><text:span text:style-name="T8">jacket</text:span></text:p>
        <text:p text:style-name="P2">jeton <text:span text:style-name="T1">ژتن </text:span><text:span text:style-name="T7">žeton </text:span><text:span text:style-name="T8">chip, token</text:span></text:p>
        <text:p text:style-name="P2">joker <text:span text:style-name="T1">ژوکر </text:span><text:span text:style-name="T7">žoker </text:span><text:span text:style-name="T8">joker</text:span></text:p>
        <text:p text:style-name="P2">journal <text:span text:style-name="T1">ژورنال </text:span><text:span text:style-name="T7">žornāl </text:span><text:span text:style-name="T8">newspaper</text:span></text:p>
        <text:p text:style-name="P2">juin <text:span text:style-name="T1">ژوئن </text:span><text:span text:style-name="T7">Žuan </text:span><text:span text:style-name="T8">June</text:span></text:p>
        <text:p text:style-name="P2">juillet <text:span text:style-name="T1">ژوئيه </text:span><text:span text:style-name="T7">Žoiye </text:span><text:span text:style-name="T8">July</text:span></text:p>
        <text:p text:style-name="P2">jupe <text:span text:style-name="T1">ژوپ </text:span><text:span text:style-name="T7">žup </text:span><text:span text:style-name="T8">skirt</text:span></text:p>
        <text:p text:style-name="P2">jupon <text:span text:style-name="T1">ژوپن </text:span><text:span text:style-name="T7">župon </text:span><text:span text:style-name="T8">half slip</text:span></text:p>
        <text:p text:style-name="P2">lancer <text:span text:style-name="T1">لانسه </text:span><text:span text:style-name="T7">lānse </text:span><text:span text:style-name="T8">launch (as a new product)</text:span></text:p>
        <text:p text:style-name="P2">laïque <text:span text:style-name="T1">لائیک </text:span><text:span text:style-name="T7">lāik </text:span><text:span text:style-name="T8">laic, secular</text:span></text:p>
        <text:p text:style-name="P2">laque <text:span text:style-name="T1">لاک </text:span><text:span text:style-name="T7">lāk </text:span><text:span text:style-name="T8">nail polish</text:span></text:p>
        <text:p text:style-name="P2">licence <text:span text:style-name="T1">ليسانس </text:span><text:span text:style-name="T7">lisāns </text:span><text:span text:style-name="T8">bachelor's degree</text:span></text:p>
        <text:p text:style-name="P2">licencié <text:span text:style-name="T1">ليسانسيه </text:span><text:span text:style-name="T7">lisānse </text:span><text:span text:style-name="T8">graduate</text:span></text:p>
        <text:p text:style-name="P2">limonade <text:span text:style-name="T1">ليموناد </text:span><text:span text:style-name="T7">limunād </text:span><text:span text:style-name="T8">lemonade</text:span></text:p>
        <text:p text:style-name="P2">liqueur <text:span text:style-name="T1">ليكور </text:span><text:span text:style-name="T7">likor </text:span><text:span text:style-name="T8">liqueur</text:span></text:p>
        <text:p text:style-name="P2">liste <text:span text:style-name="T1">ليست </text:span><text:span text:style-name="T7">list </text:span><text:span text:style-name="T8">list</text:span></text:p>
        <text:p text:style-name="P2">lisse <text:span text:style-name="T1">ليز </text:span><text:span text:style-name="T7">liz </text:span><text:span text:style-name="T8">smooth, slippery</text:span></text:p>
        <text:p text:style-name="P2">loge <text:span text:style-name="T1">لژ </text:span><text:span text:style-name="T7">lož </text:span><text:span text:style-name="T8">box seats</text:span></text:p>
        <text:p text:style-name="P2">lotion <text:span text:style-name="T1">لوسیون </text:span><text:span text:style-name="T7">losion </text:span><text:span text:style-name="T8">lotion</text:span></text:p>
        <text:p text:style-name="P2">le loup <text:span text:style-name="T1">لولو </text:span><text:span text:style-name="T7">lulu </text:span><text:span text:style-name="T8">wolf</text:span></text:p>
        <text:p text:style-name="P2">luge <text:span text:style-name="T1">لوژ </text:span><text:span text:style-name="T7">luž </text:span><text:span text:style-name="T8">luge</text:span></text:p>
        <text:p text:style-name="P2">lustre <text:span text:style-name="T1">لوستر </text:span><text:span text:style-name="T7">lustr </text:span><text:span text:style-name="T8">chandelier</text:span></text:p>
        <text:p text:style-name="P2">luxe <text:span text:style-name="T1">لوکس </text:span><text:span text:style-name="T7">luks </text:span><text:span text:style-name="T8">luxurious</text:span></text:p>
        <text:p text:style-name="P2">machine <text:span text:style-name="T1">ماشین </text:span><text:span text:style-name="T7">māšin </text:span><text:span text:style-name="T8">machine (also exclusively "car" in Persian)</text:span></text:p>
        <text:p text:style-name="P2">mademoiselle <text:span text:style-name="T1">مادمازل </text:span><text:span text:style-name="T7">mādmāzel </text:span><text:span text:style-name="T8">miss</text:span></text:p>
        <text:p text:style-name="P2">magasin <text:span text:style-name="T1">مغازه </text:span><text:span text:style-name="T7">maqāze </text:span><text:span text:style-name="T8">shop / store</text:span></text:p>
        <text:p text:style-name="P2">mai <text:span text:style-name="T1">مه </text:span><text:span text:style-name="T7">Me </text:span><text:span text:style-name="T8">May</text:span></text:p>
        <text:p text:style-name="P2">maillot <text:span text:style-name="T1">مایو </text:span><text:span text:style-name="T7">māyo </text:span><text:span text:style-name="T8">bathing suit</text:span></text:p>
        <text:p text:style-name="P2">manche <text:span text:style-name="T1">مانش </text:span><text:span text:style-name="T7">mānš </text:span><text:span text:style-name="T8">The English Channel</text:span></text:p>
        <text:p text:style-name="P2">mannequin <text:span text:style-name="T1">مانکن </text:span><text:span text:style-name="T7">mānkan </text:span><text:span text:style-name="T8">model</text:span></text:p>
        <text:p text:style-name="P2">manœuvre <text:span text:style-name="T1">مانور </text:span><text:span text:style-name="T7">mānovr </text:span><text:span text:style-name="T8">maneuver</text:span></text:p>
        <text:p text:style-name="P2">manteau <text:span text:style-name="T1">مانتو </text:span><text:span text:style-name="T7">mānto </text:span><text:span text:style-name="T8">coat</text:span></text:p>
        <text:p text:style-name="P2">mars <text:span text:style-name="T1">مارس </text:span><text:span text:style-name="T7">Mārs </text:span><text:span text:style-name="T8">March</text:span></text:p>
        <text:p text:style-name="P2">médaille <text:span text:style-name="T1">مدال </text:span><text:span text:style-name="T7">medāl </text:span><text:span text:style-name="T8">medal</text:span></text:p>
        <text:p text:style-name="P2">Méditerranée <text:span text:style-name="T1">مديترانه‌ </text:span><text:span text:style-name="T7">Mediterāne </text:span><text:span text:style-name="T8">Mediterranean Sea</text:span></text:p>
        <text:p text:style-name="P2">médiateur <text:span text:style-name="T1">مدياتور‌ </text:span><text:span text:style-name="T7">medyātor </text:span><text:span text:style-name="T8">mediator</text:span></text:p>
        <text:p text:style-name="P2">merci <text:span text:style-name="T1">مرسی </text:span><text:span text:style-name="T7">mersi </text:span><text:span text:style-name="T8">thank you</text:span></text:p>
        <text:p text:style-name="P2">meuble <text:span text:style-name="T1">مبل </text:span><text:span text:style-name="T7">mobl </text:span><text:span text:style-name="T8">furniture ("armchair" or "recliner")</text:span></text:p>
        <text:p text:style-name="P2">milliard <text:span text:style-name="T1">میلیارد </text:span><text:span text:style-name="T7">milyārd </text:span><text:span text:style-name="T8">billion</text:span></text:p>
        <text:p text:style-name="P2">mine <text:span text:style-name="T1">مین </text:span><text:span text:style-name="T7">min </text:span><text:span text:style-name="T8">mine (weapon)</text:span></text:p>
        <text:p text:style-name="P2">minijupe <text:span text:style-name="T1">مینی ژوپ </text:span><text:span text:style-name="T7">mini žup </text:span><text:span text:style-name="T8">mini-skirt</text:span></text:p>
        <text:p text:style-name="P2">mise en scène <text:span text:style-name="T1">میزانسن </text:span><text:span text:style-name="T7">mizānsen </text:span><text:span text:style-name="T8">mise en scène</text:span></text:p>
        <text:p text:style-name="P2">mode <text:span text:style-name="T1">مد </text:span><text:span text:style-name="T7">mod </text:span><text:span text:style-name="T8">fashion</text:span></text:p>
        <text:p text:style-name="P2">moquette <text:span text:style-name="T1">موکت </text:span><text:span text:style-name="T7">moket </text:span><text:span text:style-name="T8">floor carpeting</text:span></text:p>
        <text:p text:style-name="P2">montage <text:span text:style-name="T1">مونتاژ </text:span><text:span text:style-name="T7">montāž </text:span><text:span text:style-name="T8">assembly</text:span></text:p>
        <text:p text:style-name="P2">mosaïque <text:span text:style-name="T1">موزاییک </text:span><text:span text:style-name="T7">mozāik </text:span><text:span text:style-name="T8">mosaic</text:span></text:p>
        <text:p text:style-name="P2">moteur <text:span text:style-name="T1">موتور </text:span><text:span text:style-name="T7">motor </text:span><text:span text:style-name="T8">motor</text:span></text:p>
        <text:p text:style-name="P2">musée <text:span text:style-name="T1">موزه </text:span><text:span text:style-name="T7">muze </text:span><text:span text:style-name="T8">museum</text:span></text:p>
        <text:p text:style-name="P2">musique <text:span text:style-name="T1">موزيک </text:span><text:span text:style-name="T7">muzik </text:span><text:span text:style-name="T8">music</text:span></text:p>
        <text:p text:style-name="P2">musical(e) <text:span text:style-name="T1">موزيكال </text:span><text:span text:style-name="T7">muzikāl </text:span><text:span text:style-name="T8">musical</text:span></text:p>
        <text:p text:style-name="P2">Noël <text:span text:style-name="T1">نوئل </text:span><text:span text:style-name="T7">Noel </text:span><text:span text:style-name="T8">Christmas</text:span></text:p>
        <text:p text:style-name="P2">Norvège <text:span text:style-name="T1">نروژ </text:span><text:span text:style-name="T7">Norvež </text:span><text:span text:style-name="T8">Norway</text:span></text:p>
        <text:p text:style-name="P2">novembre <text:span text:style-name="T1">نوامبر </text:span><text:span text:style-name="T7">Novāmbr </text:span><text:span text:style-name="T8">November</text:span></text:p>
        <text:p text:style-name="P2">nombre <text:span text:style-name="T1">نمره </text:span><text:span text:style-name="T7">nomré </text:span><text:span text:style-name="T8">number</text:span></text:p>
        <text:p text:style-name="P2">objet <text:span text:style-name="T1">ابژه </text:span><text:span text:style-name="T7">obže </text:span><text:span text:style-name="T8">object</text:span></text:p>
        <text:p text:style-name="P2">octobre <text:span text:style-name="T1">اکتبر </text:span><text:span text:style-name="T7">Oktobr </text:span><text:span text:style-name="T8">October</text:span></text:p>
        <text:p text:style-name="P2">olympique <text:span text:style-name="T1">المپیک </text:span><text:span text:style-name="T7">olampik </text:span><text:span text:style-name="T8">olympic</text:span></text:p>
        <text:p text:style-name="P2">omelette <text:span text:style-name="T1">املت </text:span><text:span text:style-name="T7">omlet </text:span><text:span text:style-name="T8">omelette</text:span></text:p>
        <text:p text:style-name="P2">opposition <text:span text:style-name="T1">اپوزیسیون </text:span><text:span text:style-name="T7">opozision </text:span><text:span text:style-name="T8">opposition</text:span></text:p>
        <text:p text:style-name="P2">orchestre <text:span text:style-name="T1">ارکستر </text:span><text:span text:style-name="T7">orkestr </text:span><text:span text:style-name="T8">orchestra</text:span></text:p>
        <text:p text:style-name="P2">ordre <text:span text:style-name="T1">ارد </text:span><text:span text:style-name="T7">ord </text:span><text:span text:style-name="T8">order</text:span></text:p>
        <text:p text:style-name="P2">oreillons <text:span text:style-name="T1">اریون </text:span><text:span text:style-name="T7">oreyon </text:span><text:span text:style-name="T8">mumps</text:span></text:p>
        <text:p text:style-name="P2">organe <text:span text:style-name="T1">ارگان </text:span><text:span text:style-name="T7">orgān </text:span><text:span text:style-name="T8">organ</text:span></text:p>
        <text:p text:style-name="P2">orgue <text:span text:style-name="T1">ارگ </text:span><text:span text:style-name="T7">org </text:span><text:span text:style-name="T8">organ (musical instrument)</text:span></text:p>
        <text:p text:style-name="P2">ouvert <text:span text:style-name="T1">اورت </text:span><text:span text:style-name="T7">overt </text:span><text:span text:style-name="T8">"open" (door, window, book, etc.), or "a big spender".</text:span></text:p>
        <text:p text:style-name="P2">paletot <text:span text:style-name="T1">پالتو </text:span><text:span text:style-name="T7">pālto </text:span><text:span text:style-name="T8">overcoat</text:span></text:p>
        <text:p text:style-name="P2">pansement <text:span text:style-name="T1">پانسمان </text:span><text:span text:style-name="T7">pānsmān / pānsemān </text:span><text:span text:style-name="T8">dressing, bandage</text:span></text:p>
        <text:p text:style-name="P2">(nœud) papillon <text:span text:style-name="T1">پاپیون </text:span><text:span text:style-name="T7">pāpiun / pāpiyon </text:span><text:span text:style-name="T8">bow tie</text:span></text:p>
        <text:p text:style-name="P2">parasites <text:span text:style-name="T1">پارازیت </text:span><text:span text:style-name="T7">pārāzit </text:span><text:span text:style-name="T8">noise, static</text:span></text:p>
        <text:p text:style-name="P2">paravent <text:span text:style-name="T1">پاراوان </text:span><text:span text:style-name="T7">pārāvān </text:span><text:span text:style-name="T8">screen</text:span></text:p>
        <text:p text:style-name="P2">parc <text:span text:style-name="T1">پارک </text:span><text:span text:style-name="T7">pārk </text:span><text:span text:style-name="T8">park</text:span></text:p>
        <text:p text:style-name="P2">parenthèse <text:span text:style-name="T1">پرانتز </text:span><text:span text:style-name="T7">parāntez </text:span><text:span text:style-name="T8">parenthesis</text:span></text:p>
        <text:p text:style-name="P2"><text:soft-page-break/>parlement <text:span text:style-name="T1">پارلمان </text:span><text:span text:style-name="T7">pārlemān </text:span><text:span text:style-name="T8">parliament</text:span></text:p>
        <text:p text:style-name="P2">passage <text:span text:style-name="T1">پاساژ </text:span><text:span text:style-name="T7">pāsāž </text:span><text:span text:style-name="T8">arcade</text:span></text:p>
        <text:p text:style-name="P2">pastille <text:span text:style-name="T1">پاستیل </text:span><text:span text:style-name="T7">pāstil </text:span><text:span text:style-name="T8">gum candies, colored pens</text:span></text:p>
        <text:p text:style-name="P2">pasteurisé <text:span text:style-name="T1">پاستوريزه </text:span><text:span text:style-name="T7">pāstorize </text:span><text:span text:style-name="T8">pasteurized</text:span></text:p>
        <text:p text:style-name="P2">patinage <text:span text:style-name="T1">پاتیناژ </text:span><text:span text:style-name="T7">pātināž </text:span><text:span text:style-name="T8">figure skating</text:span></text:p>
        <text:p text:style-name="P2">patio <text:span text:style-name="T1">پاسیو </text:span><text:span text:style-name="T7">pāsio </text:span><text:span text:style-name="T8">patio</text:span></text:p>
        <text:p text:style-name="P2">pavillon <text:span text:style-name="T1">پاویون </text:span><text:span text:style-name="T7">pāviun </text:span><text:span text:style-name="T8">pavilion</text:span></text:p>
        <text:p text:style-name="P2">pédale <text:span text:style-name="T1">پدال </text:span><text:span text:style-name="T7">pedāl </text:span><text:span text:style-name="T8">pedal</text:span></text:p>
        <text:p text:style-name="P2">pendule <text:span text:style-name="T1">پاندول </text:span><text:span text:style-name="T7">pāndul </text:span><text:span text:style-name="T8">pendulum</text:span></text:p>
        <text:p text:style-name="P2">pension <text:span text:style-name="T1">پانسیون </text:span><text:span text:style-name="T7">pānsion </text:span><text:span text:style-name="T8">boarding house</text:span></text:p>
        <text:p text:style-name="P2">père Noël <text:span text:style-name="T1">بابا نويل </text:span><text:span text:style-name="T7">bāba noel </text:span><text:span text:style-name="T8">Santa Claus</text:span></text:p>
        <text:p text:style-name="P2">permanganate <text:span text:style-name="T1">پرمنگنات </text:span><text:span text:style-name="T7">permangenāt </text:span><text:span text:style-name="T8">permanganate</text:span></text:p>
        <text:p text:style-name="P2">phase <text:span text:style-name="T1">فاز </text:span><text:span text:style-name="T7">fāz </text:span><text:span text:style-name="T8">phase</text:span></text:p>
        <text:p text:style-name="P2">physique <text:span text:style-name="T1">فیزیک </text:span><text:span text:style-name="T7">fizik </text:span><text:span text:style-name="T8">physics</text:span></text:p>
        <text:p text:style-name="P2">pince <text:span text:style-name="T1">پنس </text:span><text:span text:style-name="T7">pans </text:span><text:span text:style-name="T8">pincers</text:span></text:p>
        <text:p text:style-name="P2">pipe <text:span text:style-name="T1">پیپ </text:span><text:span text:style-name="T7">pip </text:span><text:span text:style-name="T8">smoking pipe</text:span></text:p>
        <text:p text:style-name="P2">piste <text:span text:style-name="T1">پیست </text:span><text:span text:style-name="T7">pist </text:span><text:span text:style-name="T8">track (race)</text:span></text:p>
        <text:p text:style-name="P2">piston <text:span text:style-name="T1">پیستون </text:span><text:span text:style-name="T7">piston </text:span><text:span text:style-name="T8">piston</text:span></text:p>
        <text:p text:style-name="P2">placard <text:span text:style-name="T1">پلاکارد </text:span><text:span text:style-name="T7">plākārd / pelākārd </text:span><text:span text:style-name="T8">placard</text:span></text:p>
        <text:p text:style-name="P2">plage <text:span text:style-name="T1">پلاژ </text:span><text:span text:style-name="T7">plāž / pelāž </text:span><text:span text:style-name="T8">seaside resort</text:span></text:p>
        <text:p text:style-name="P2">plaque <text:span text:style-name="T1">پلاک </text:span><text:span text:style-name="T7">plāk / pelāk </text:span><text:span text:style-name="T8">plaque</text:span></text:p>
        <text:p text:style-name="P2">plastique <text:span text:style-name="T1">پلاستیک </text:span><text:span text:style-name="T7">plāstik / pelāstik </text:span><text:span text:style-name="T8">plastic</text:span></text:p>
        <text:p text:style-name="P2">pochette <text:span text:style-name="T1">پوشت </text:span><text:span text:style-name="T7">pošet </text:span><text:span text:style-name="T8">breast pocket handkerchief</text:span></text:p>
        <text:p text:style-name="P2">point <text:span text:style-name="T1">پوئن </text:span><text:span text:style-name="T7">poan </text:span><text:span text:style-name="T8">score, point</text:span></text:p>
        <text:p text:style-name="P2">pommade <text:span text:style-name="T1">پماد </text:span><text:span text:style-name="T7">pomād </text:span><text:span text:style-name="T8">ointment</text:span></text:p>
        <text:p text:style-name="P2">portefeuille <text:span text:style-name="T1">پورتفوی </text:span><text:span text:style-name="T7">portefoy </text:span><text:span text:style-name="T8">portfolio</text:span></text:p>
        <text:p text:style-name="P2">portion <text:span text:style-name="T1">پرس </text:span><text:span text:style-name="T7">pors </text:span><text:span text:style-name="T8">portion, part</text:span></text:p>
        <text:p text:style-name="P2">portrait <text:span text:style-name="T1">پرتره </text:span><text:span text:style-name="T7">portre </text:span><text:span text:style-name="T8">portrait</text:span></text:p>
        <text:p text:style-name="P2">pose <text:span text:style-name="T1">پز </text:span><text:span text:style-name="T7">poz </text:span><text:span text:style-name="T8">pose</text:span></text:p>
        <text:p text:style-name="P2">poste <text:span text:style-name="T1">پست </text:span><text:span text:style-name="T7">post </text:span><text:span text:style-name="T8">postal service</text:span></text:p>
        <text:p text:style-name="P2">poudre <text:span text:style-name="T1">پودر </text:span><text:span text:style-name="T7">pudr </text:span><text:span text:style-name="T8">powder</text:span></text:p>
        <text:p text:style-name="P2">pressé <text:span text:style-name="T1">پرس </text:span><text:span text:style-name="T7">pres </text:span><text:span text:style-name="T8">press</text:span></text:p>
        <text:p text:style-name="P2">prise <text:span text:style-name="T1">پریز </text:span><text:span text:style-name="T7">priz </text:span><text:span text:style-name="T8">socket (electrical)</text:span></text:p>
        <text:p text:style-name="P2">processus <text:span text:style-name="T1">پروسه </text:span><text:span text:style-name="T7">prose </text:span><text:span text:style-name="T8">process</text:span></text:p>
        <text:p text:style-name="P2">projet <text:span text:style-name="T1">پروژه </text:span><text:span text:style-name="T7">prože </text:span><text:span text:style-name="T8">plan</text:span></text:p>
        <text:p text:style-name="P2">purée <text:span text:style-name="T1">پوره </text:span><text:span text:style-name="T7">pure </text:span><text:span text:style-name="T8">puree</text:span></text:p>
        <text:p text:style-name="P2">punaise <text:span text:style-name="T1">پونز </text:span><text:span text:style-name="T7">punez </text:span><text:span text:style-name="T8">thumb tack</text:span></text:p>
        <text:p text:style-name="P2">radar <text:span text:style-name="T1">رادار </text:span><text:span text:style-name="T7">rādār </text:span><text:span text:style-name="T8">radar</text:span></text:p>
        <text:p text:style-name="P2">radiateur <text:span text:style-name="T1">رادیاتور </text:span><text:span text:style-name="T7">rādiātor </text:span><text:span text:style-name="T8">radiator</text:span></text:p>
        <text:p text:style-name="P2">référendum <text:span text:style-name="T1">رفراندوم </text:span><text:span text:style-name="T7">refrāndom </text:span><text:span text:style-name="T8">referendum</text:span></text:p>
        <text:p text:style-name="P2">refusé <text:span text:style-name="T1">رفوزه </text:span><text:span text:style-name="T7">rofuze </text:span><text:span text:style-name="T8">failed (on a test)</text:span></text:p>
        <text:p text:style-name="P2">régime <text:span text:style-name="T1">رژیم‌ </text:span><text:span text:style-name="T7">režim </text:span><text:span text:style-name="T8">diet, regime</text:span></text:p>
        <text:p text:style-name="P2">rendez-vous <text:span text:style-name="T1">رانده وو </text:span><text:span text:style-name="T7">rānde vu </text:span><text:span text:style-name="T8">rendezvous, date</text:span></text:p>
        <text:p text:style-name="P2">restaurant <text:span text:style-name="T1">رستوران </text:span><text:span text:style-name="T7">resturān </text:span><text:span text:style-name="T8">restaurant</text:span></text:p>
        <text:p text:style-name="P2">rhumatisme <text:span text:style-name="T1">روماتيسم </text:span><text:span text:style-name="T7">rumātism </text:span><text:span text:style-name="T8">rheumatic disorder, rheumatism</text:span></text:p>
        <text:p text:style-name="P2">rimmel (trademark) <text:span text:style-name="T1">ریمل </text:span><text:span text:style-name="T7">rimel </text:span><text:span text:style-name="T8">mascara</text:span></text:p>
        <text:p text:style-name="P2">robe de chambre <text:span text:style-name="T1">رب دوشامبر </text:span><text:span text:style-name="T7">rob do šāmbr </text:span><text:span text:style-name="T8">nightgown</text:span></text:p>
        <text:p text:style-name="P2">rôle <text:span text:style-name="T1">رل </text:span><text:span text:style-name="T7">rol </text:span><text:span text:style-name="T8">role</text:span></text:p>
        <text:p text:style-name="P2">roman <text:span text:style-name="T1">رمان </text:span><text:span text:style-name="T7">romān </text:span><text:span text:style-name="T8">novel</text:span></text:p>
        <text:p text:style-name="P2">rouge (à lèvres) <text:span text:style-name="T1">روژ </text:span><text:span text:style-name="T7">rož / ruž </text:span><text:span text:style-name="T8">lipstick / blush</text:span></text:p>
        <text:p text:style-name="P2">ruban <text:span text:style-name="T1">روبان </text:span><text:span text:style-name="T7">robān </text:span><text:span text:style-name="T8">ribbon</text:span></text:p>
        <text:p text:style-name="P2">sac <text:span text:style-name="T1">ساک </text:span><text:span text:style-name="T7">sāk </text:span><text:span text:style-name="T8">bag</text:span></text:p>
        <text:p text:style-name="P2">salon <text:span text:style-name="T1">سالن </text:span><text:span text:style-name="T7">sālon </text:span><text:span text:style-name="T8">lounge</text:span></text:p>
        <text:p text:style-name="P2">saucisse <text:span text:style-name="T1">سوسیس </text:span><text:span text:style-name="T7">sosis </text:span><text:span text:style-name="T8">sausage</text:span></text:p>
        <text:p text:style-name="P2">scandale <text:span text:style-name="T1">اسکاندال </text:span><text:span text:style-name="T7">eskāndāl </text:span><text:span text:style-name="T8">scandal</text:span></text:p>
        <text:p text:style-name="P2">scénario <text:span text:style-name="T1">سناریو </text:span><text:span text:style-name="T7">senārio </text:span><text:span text:style-name="T8">scenario, movie script</text:span></text:p>
        <text:p text:style-name="P2">scène <text:span text:style-name="T1">سن </text:span><text:span text:style-name="T7">sen </text:span><text:span text:style-name="T8">theater stage</text:span></text:p>
        <text:p text:style-name="P2">séchoir <text:span text:style-name="T1">سشوار </text:span><text:span text:style-name="T7">sešuār </text:span><text:span text:style-name="T8">hair dryer</text:span></text:p>
        <text:p text:style-name="P2">sénat <text:span text:style-name="T1">سنا </text:span><text:span text:style-name="T7">senā </text:span><text:span text:style-name="T8">senate</text:span></text:p>
        <text:p text:style-name="P2">septembre <text:span text:style-name="T1">سپتامبر </text:span><text:span text:style-name="T7">Septāmbr </text:span><text:span text:style-name="T8">September</text:span></text:p>
        <text:p text:style-name="P2">série <text:span text:style-name="T1">سری </text:span><text:span text:style-name="T7">seri </text:span><text:span text:style-name="T8">series</text:span></text:p>
        <text:p text:style-name="P2">seringue <text:span text:style-name="T1">سرنگ </text:span><text:span text:style-name="T7">sorang </text:span><text:span text:style-name="T8">syringe</text:span></text:p>
        <text:p text:style-name="P2">sérum <text:span text:style-name="T1">سرم </text:span><text:span text:style-name="T7">serom </text:span><text:span text:style-name="T8">serum</text:span></text:p>
        <text:p text:style-name="P2">service <text:span text:style-name="T1">سرویس </text:span><text:span text:style-name="T7">servis </text:span><text:span text:style-name="T8">service, set</text:span></text:p>
        <text:p text:style-name="P2">Sibérie <text:span text:style-name="T1">سیبری </text:span><text:span text:style-name="T7">Sibri </text:span><text:span text:style-name="T8">Siberia</text:span></text:p>
        <text:p text:style-name="P2">silice <text:span text:style-name="T1">سيليس </text:span><text:span text:style-name="T7">silis </text:span><text:span text:style-name="T8">silica (silicon dioxide)</text:span></text:p>
        <text:p text:style-name="P2">silo <text:span text:style-name="T1">سيلو </text:span><text:span text:style-name="T7">silu </text:span><text:span text:style-name="T8">silo, store-pit</text:span></text:p>
        <text:p text:style-name="P2">sionisme <text:span text:style-name="T1">صیونیسم / صهیونیسم </text:span><text:span text:style-name="T7">Sionism / Sehyunism </text:span><text:span text:style-name="T8">Zionism</text:span></text:p>
        <text:p text:style-name="P2">siphon <text:span text:style-name="T1">سیفن </text:span><text:span text:style-name="T7">sifon </text:span><text:span text:style-name="T8">flush (toilet)</text:span></text:p>
        <text:p text:style-name="P2">soupape <text:span text:style-name="T1">سوپاپ </text:span><text:span text:style-name="T7">supāp </text:span><text:span text:style-name="T8">valve</text:span></text:p>
        <text:p text:style-name="P2">soupe <text:span text:style-name="T1">سوپ </text:span><text:span text:style-name="T7">sup </text:span><text:span text:style-name="T8">soup</text:span></text:p>
        <text:p text:style-name="P2">soutien-gorge <text:span text:style-name="T1">سوتین </text:span><text:span text:style-name="T7">sutian </text:span><text:span text:style-name="T8">bra</text:span></text:p>
        <text:p text:style-name="P2">stage <text:span text:style-name="T1">استاژ </text:span><text:span text:style-name="T7">estāž </text:span><text:span text:style-name="T8">training</text:span></text:p>
        <text:p text:style-name="P2">standard <text:span text:style-name="T1">استاندارد </text:span><text:span text:style-name="T7">estāndārd </text:span><text:span text:style-name="T8">standard</text:span></text:p>
        <text:p text:style-name="P2">sujet <text:span text:style-name="T1">سوژه </text:span><text:span text:style-name="T7">sužé </text:span><text:span text:style-name="T8">topic</text:span></text:p>
        <text:p text:style-name="P2">symbole <text:span text:style-name="T1">سمبل‌ </text:span><text:span text:style-name="T7">sambol </text:span><text:span text:style-name="T8">symbol</text:span></text:p>
        <text:p text:style-name="P2">syncope <text:span text:style-name="T1">سنکوپ </text:span><text:span text:style-name="T7">sankop </text:span><text:span text:style-name="T8">heart attack</text:span></text:p>
        <text:p text:style-name="P2">syndicat <text:span text:style-name="T1">سندیکا </text:span><text:span text:style-name="T7">sandikā </text:span><text:span text:style-name="T8">syndicate</text:span></text:p>
        <text:p text:style-name="P2">synthèse <text:span text:style-name="T1">سنتز </text:span><text:span text:style-name="T7">santez </text:span><text:span text:style-name="T8">synthesis (chemical)</text:span></text:p>
        <text:p text:style-name="P2">système <text:span text:style-name="T1">سیستم </text:span><text:span text:style-name="T7">sistem </text:span><text:span text:style-name="T8">system</text:span></text:p>
        <text:p text:style-name="P2">tableau <text:span text:style-name="T1">تابلو </text:span><text:span text:style-name="T7">tāblo </text:span><text:span text:style-name="T8">painting</text:span></text:p>
        <text:p text:style-name="P2">teinture <text:span text:style-name="T1">طنطور </text:span><text:span text:style-name="T7">tantur </text:span><text:span text:style-name="T8">tincture</text:span></text:p>
        <text:p text:style-name="P2">télésiège <text:span text:style-name="T1">تله سیژ </text:span><text:span text:style-name="T7">telesiež </text:span><text:span text:style-name="T8">chairlift</text:span></text:p>
        <text:p text:style-name="P2">terreur <text:span text:style-name="T1">ترور </text:span><text:span text:style-name="T7">teror </text:span><text:span text:style-name="T8">terror</text:span></text:p>
        <text:p text:style-name="P2">théâtre <text:span text:style-name="T1">تئاتر </text:span><text:span text:style-name="T7">teātr </text:span><text:span text:style-name="T8">theater</text:span></text:p>
        <text:p text:style-name="P2">thème <text:span text:style-name="T1">تم </text:span><text:span text:style-name="T7">tem </text:span><text:span text:style-name="T8">theme</text:span></text:p>
        <text:p text:style-name="P2">théorie <text:span text:style-name="T1">تئوری </text:span><text:span text:style-name="T7">teori </text:span><text:span text:style-name="T8">theory</text:span></text:p>
        <text:p text:style-name="P2">thèse <text:span text:style-name="T1">تز </text:span><text:span text:style-name="T7">tez </text:span><text:span text:style-name="T8">thesis</text:span></text:p>
        <text:p text:style-name="P2">thon <text:span text:style-name="T1">تن </text:span><text:span text:style-name="T7">ton </text:span><text:span text:style-name="T8">tuna</text:span></text:p>
        <text:p text:style-name="P2">timbre <text:span text:style-name="T1">تمبر </text:span><text:span text:style-name="T7">tambr </text:span><text:span text:style-name="T8">postage stamp</text:span></text:p>
        <text:p text:style-name="P2">tirage <text:span text:style-name="T1">تیراژ </text:span><text:span text:style-name="T7">tirāž </text:span><text:span text:style-name="T8">newspaper circulation</text:span></text:p>
        <text:p text:style-name="P2">tiret <text:span text:style-name="T1">خط) تیره) </text:span><text:span text:style-name="T7">(xatt e) tire </text:span><text:span text:style-name="T8">hyphen</text:span></text:p>
        <text:p text:style-name="P2">titre <text:span text:style-name="T1">تیتر </text:span><text:span text:style-name="T7">titr </text:span><text:span text:style-name="T8">headline</text:span></text:p>
        <text:p text:style-name="P2">toilette <text:span text:style-name="T1">توالت </text:span><text:span text:style-name="T7">tuālet </text:span><text:span text:style-name="T8">toilet</text:span></text:p>
        <text:p text:style-name="P2">tracteur <text:span text:style-name="T1">تراکتور </text:span><text:span text:style-name="T7">trāktor </text:span><text:span text:style-name="T8">Tractor</text:span></text:p>
        <text:p text:style-name="P2">tragédie <text:span text:style-name="T1">تراژدی </text:span><text:span text:style-name="T7">trāžedi </text:span><text:span text:style-name="T8">tragedy</text:span></text:p>
        <text:p text:style-name="P2">transit <text:span text:style-name="T1">ترانزیت </text:span><text:span text:style-name="T7">trānzit </text:span><text:span text:style-name="T8">transit</text:span></text:p>
        <text:p text:style-name="P2">tulle <text:span text:style-name="T1">تور </text:span><text:span text:style-name="T7">tur </text:span><text:span text:style-name="T8">tulle</text:span></text:p>
        <text:p text:style-name="P2">tumeur <text:span text:style-name="T1">تومور </text:span><text:span text:style-name="T7">tumor </text:span><text:span text:style-name="T8">tumor</text:span></text:p>
        <text:p text:style-name="P2">tunnel <text:span text:style-name="T1">تونل </text:span><text:span text:style-name="T7">tunel </text:span><text:span text:style-name="T8">tunnel</text:span></text:p>
        <text:p text:style-name="P2">ultimatum <text:span text:style-name="T1">اولتیماتوم </text:span><text:span text:style-name="T7">ultimātom </text:span><text:span text:style-name="T8">ultimatum</text:span></text:p>
        <text:p text:style-name="P2">urgence <text:span text:style-name="T1">اورژانس </text:span><text:span text:style-name="T7">uržāns </text:span><text:span text:style-name="T8">emergency</text:span></text:p>
        <text:p text:style-name="P2">vaccin <text:span text:style-name="T1">‌واکسن </text:span><text:span text:style-name="T7">vāksan </text:span><text:span text:style-name="T8">vaccine</text:span></text:p>
        <text:p text:style-name="P2">vagin <text:span text:style-name="T1">واژن </text:span><text:span text:style-name="T7">vāžan </text:span><text:span text:style-name="T8">vagina</text:span></text:p>
        <text:p text:style-name="P2">vanille <text:span text:style-name="T1">‌وانیل </text:span><text:span text:style-name="T7">vānil </text:span><text:span text:style-name="T8">vanilla</text:span></text:p>
        <text:p text:style-name="P2">villa <text:span text:style-name="T1">ویلا </text:span><text:span text:style-name="T7">vilā </text:span><text:span text:style-name="T8">villa</text:span></text:p>
        <text:p text:style-name="P2">virage <text:span text:style-name="T1">ویراژ </text:span><text:span text:style-name="T7">virāž </text:span><text:span text:style-name="T8">stunt act</text:span></text:p>
        <text:p text:style-name="P2">virgule <text:span text:style-name="T1">ویرگول </text:span><text:span text:style-name="T7">virgul </text:span><text:span text:style-name="T8">comma</text:span></text:p>
        <text:p text:style-name="P2">virus <text:span text:style-name="T1">ویروس </text:span><text:span text:style-name="T7">virus </text:span><text:span text:style-name="T8">virus</text:span></text:p>
        <text:p text:style-name="P2">vitamine <text:span text:style-name="T1">ویتامین </text:span><text:span text:style-name="T7">vitāmin </text:span><text:span text:style-name="T8">vitamin</text:span></text:p>
        <text:p text:style-name="P2">vitrine <text:span text:style-name="T1">ویترین </text:span><text:span text:style-name="T7">vitrin </text:span><text:span text:style-name="T8">display window</text:span>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21 Cent" svg:font-family="'21 Cent'" style:font-pitch="variable"/>
    <style:font-face style:name="AvenirNext LT Pro ThinCn" svg:font-family="'AvenirNext LT Pro ThinCn'" style:font-adornments="Thin Condensed" style:font-pitch="variable"/>
    <style:font-face style:name="Lato Black" svg:font-family="'Lato Black'" style:font-adornments="Black" style:font-pitch="variable"/>
    <style:font-face style:name="YaleNew1" svg:font-family="YaleNew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YaleNew" fo:font-family="YaleNew" style:font-style-name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298133"/>
    </style:style>
    <style:style style:name="MT1" style:family="text">
      <style:text-properties style:font-name="YaleNew1" fo:font-size="7pt" officeooo:rsid="00298133" style:font-size-asian="7pt" style:font-size-complex="7pt"/>
    </style:style>
    <style:style style:name="MT2" style:family="text">
      <style:text-properties fo:color="#dddddd" style:font-name="YaleNew1" fo:font-size="7pt" officeooo:rsid="00298133" style:font-size-asian="7pt" style:font-size-complex="7pt"/>
    </style:style>
    <style:style style:name="MT3" style:family="text">
      <style:text-properties fo:color="#b2b2b2" style:font-name="YaleNew1" fo:font-size="7pt" officeooo:rsid="00298133" style:font-size-asian="7pt" style:font-size-complex="7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4799in" fo:margin-left="0.7874in" fo:margin-right="0.7874in" style:shadow="none" style:writing-mode="lr-tb" draw:fill-image-width="0in" draw:fill-image-height="0in" style:footnote-max-height="0in">
        <style:columns fo:column-count="1" fo:column-gap="0in">
          <style:column-sep style:width="0.0035in" style:color="#000000" style:height="100%" style:style="solid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602in" fo:margin-left="0in" fo:margin-right="0in" fo:margin-top="0.1201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2" text:anchor-type="paragraph" svg:x="6.7055in" svg:y="0.0291in" svg:width="0.1528in" svg:height="0.2in" draw:z-index="3"><draw:image xlink:href="Pictures/100024E80000172B00001E55E0991E3985C46BC0.svg" xlink:type="simple" xlink:show="embed" xlink:actuate="onLoad"/><draw:image xlink:href="Pictures/10000201000000E00000012505958DE2BD9AAFB7.png" xlink:type="simple" xlink:show="embed" xlink:actuate="onLoad"/></draw:frame><text:span text:style-name="MT1"><text:tab/>page </text:span><text:span text:style-name="MT1"><text:page-number text:select-page="current">4</text:page-number></text:span><text:span text:style-name="MT1"> de </text:span><text:span text:style-name="MT1"><text:page-count>4</text:page-count></text:span><text:span text:style-name="MT1"><text:tab/>Maxime</text:span><text:span text:style-name="MT2">.</text:span><text:span text:style-name="MT1">Hardy <text:line-break/><text:tab/><text:tab/></text:span><text:span text:style-name="MT3">@ens.phys.f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3-20T04:51:52.544759886</dc:date>
    <meta:editing-duration>PT1H22M31S</meta:editing-duration>
    <meta:editing-cycles>13</meta:editing-cycles>
    <meta:document-statistic meta:table-count="0" meta:image-count="2" meta:object-count="0" meta:page-count="4" meta:paragraph-count="426" meta:word-count="1986" meta:character-count="13092" meta:non-whitespace-character-count="11529"/>
  </office:meta>
</office:document-meta>
</file>